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cm" draw:marker-end="Symmetric_20_Arrow" draw:marker-end-width="0.3cm" draw:fill="none" draw:textarea-horizontal-align="justify" draw:textarea-vertical-align="middle" draw:auto-grow-height="false" fo:padding-top="0.125cm" fo:padding-bottom="0.125cm" fo:padding-left="0.25cm" fo:padding-right="0.25cm"/>
      <style:paragraph-properties style:writing-mode="lr-tb"/>
    </style:style>
    <style:style style:name="gr2" style:family="graphic" style:parent-style-name="objectwithoutfill">
      <style:graphic-properties draw:marker-end="Symmetric_20_Arrow" draw:marker-end-width="0.3cm" draw:fill="none" draw:textarea-vertical-align="middle"/>
    </style:style>
    <style:style style:name="gr3" style:family="graphic" style:parent-style-name="standard">
      <style:graphic-properties svg:stroke-width="0cm" svg:stroke-color="#000000" draw:marker-start-width="0.2cm" draw:marker-end="Symmetric_20_Arrow" draw:marker-end-width="0.3cm" draw:fill="none" draw:textarea-horizontal-align="justify" draw:textarea-vertical-align="middle" draw:auto-grow-heigh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svg:stroke-color="#000000" draw:marker-end="Symmetric_20_Arrow" draw:marker-end-width="0.3cm" draw:fill="none" draw:textarea-horizontal-align="justify" draw:textarea-vertical-align="middle" draw:auto-grow-height="false" fo:wrap-option="wrap"/>
      <style:paragraph-properties style:writing-mode="lr-tb"/>
    </style:style>
    <style:style style:name="gr5" style:family="graphic" style:parent-style-name="standard">
      <style:graphic-properties draw:stroke="none" svg:stroke-color="#000000" draw:marker-end="Symmetric_20_Arrow" draw:marker-end-width="0.3cm" draw:fill="none" draw:fill-color="#ffffff" fo:min-height="0.875cm"/>
      <style:paragraph-properties style:writing-mode="lr-tb"/>
    </style:style>
    <style:style style:name="gr6" style:family="graphic" style:parent-style-name="standard">
      <style:graphic-properties draw:stroke="solid" svg:stroke-width="0cm" svg:stroke-color="#000000" draw:marker-start-width="0.2cm" draw:marker-end="Symmetric_20_Arrow" draw:marker-end-width="0.3cm" draw:fill="none" draw:textarea-horizontal-align="justify" draw:textarea-vertical-align="middle" draw:auto-grow-heigh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dash" draw:stroke-dash="Ultrafine_20_Dashed" draw:fill="none" draw:textarea-vertical-align="middle" draw:auto-grow-height="false" fo:min-height="0.749cm" fo:min-width="0.499cm"/>
    </style:style>
    <style:style style:name="gr8" style:family="graphic" style:parent-style-name="objectwithoutfill">
      <style:graphic-properties draw:stroke="dash" draw:stroke-dash="Ultrafine_20_Dashed" draw:fill="none" draw:textarea-vertical-align="middle"/>
    </style:style>
    <style:style style:name="gr9" style:family="graphic" style:parent-style-name="standard">
      <style:graphic-properties svg:stroke-color="#ffffff" draw:textarea-horizontal-align="justify" draw:textarea-vertical-align="middle" draw:auto-grow-height="false"/>
      <style:paragraph-properties style:writing-mode="lr-tb"/>
    </style:style>
    <style:style style:name="gr10" style:family="graphic" style:parent-style-name="standard">
      <style:graphic-properties draw:textarea-vertical-align="middle" draw:auto-grow-height="false"/>
      <style:paragraph-properties style:writing-mode="lr-tb"/>
    </style:style>
    <style:style style:name="gr11" style:family="graphic" style:parent-style-name="objectwithoutfill">
      <style:graphic-properties draw:stroke="solid" draw:stroke-dash="Ultrafine_20_Dashed" draw:marker-end="Symmetric_20_Arrow" draw:marker-end-width="0.3cm" draw:fill="none" draw:textarea-vertical-align="middle"/>
    </style:style>
    <style:style style:name="gr12" style:family="graphic" style:parent-style-name="standard">
      <style:graphic-properties svg:stroke-color="#000000" draw:textarea-horizontal-align="justify" draw:textarea-vertical-align="middle" draw:auto-grow-height="false" fo:min-height="1.225cm" fo:min-width="4.986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735cm" fo:min-width="4.22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735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0.536cm" fo:min-width="3.746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75cm" fo:min-width="2.25cm"/>
      <style:paragraph-properties style:writing-mode="lr-tb"/>
    </style:style>
    <style:style style:name="gr18" style:family="graphic" style:parent-style-name="objectwithoutfill">
      <style:graphic-properties draw:marker-end="Arrowheads_20_1" draw:marker-end-width="0.3cm" draw:fill="none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0.852cm" fo:min-width="2.17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Times New Roman" fo:font-size="14pt" style:font-size-asian="14pt" style:font-size-complex="14pt"/>
    </style:style>
    <style:style style:name="P5" style:family="paragraph">
      <loext:graphic-properties draw:fill="none" draw:fill-color="#ffffff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3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4" style:family="text">
      <style:text-properties style:font-name="Times New Roman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рисунки_25_20диссера">
        <draw:custom-shape draw:style-name="gr1" draw:text-style-name="P2" xml:id="id5" draw:id="id5" draw:layer="layout" svg:width="3.68cm" svg:height="0.75cm" svg:x="23.112cm" svg:y="-1.72cm">
          <text:p text:style-name="P1"><text:span text:style-name="T1">начало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svg:x1="21.701cm" svg:y1="7.531cm" svg:x2="22.21cm" svg:y2="1.868cm" draw:start-shape="id1" draw:start-glue-point="5" draw:end-shape="id2" draw:end-glue-point="5" svg:d="M21701 7531h-501v-5663h1010" svg:viewBox="0 0 1011 5664">
          <text:p/>
        </draw:connector>
        <draw:connector draw:style-name="gr2" draw:text-style-name="P3" draw:layer="layout" svg:x1="27.377cm" svg:y1="9.725cm" svg:x2="27.815cm" svg:y2="5.08cm" draw:start-shape="id3" draw:start-glue-point="9" draw:end-shape="id4" draw:end-glue-point="1" svg:d="M27377 9725h1121v-4645h-683" svg:viewBox="0 0 1122 4646">
          <text:p/>
        </draw:connector>
        <draw:custom-shape draw:style-name="gr3" draw:text-style-name="P2" xml:id="id4" draw:id="id4" draw:layer="layout" svg:width="5.725cm" svg:height="2.131cm" svg:x="22.09cm" svg:y="4.015cm">
          <text:p text:style-name="P1"><text:span text:style-name="T1">Объединить исходящие и входящие вектора узлов иерахий i и i-1 в НГВ и в МВ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5.485cm" svg:height="0.775cm" svg:x="22.21cm" svg:y="1.48cm">
          <text:p text:style-name="P1"><text:span text:style-name="T1">Для </text:span><text:span text:style-name="T2">i = </text:span><text:span text:style-name="T3">1,N</text:span></text:p>
          <draw:enhanced-geometry svg:viewBox="0 0 21600 21600" draw:glue-points="10800 0 0 10800 10800 21600 21600 10800" draw:text-areas="?f3 ?f3 ?f4 ?f4" draw:type="hexagon" draw:modifiers="4011.69619625821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2" xml:id="id1" draw:id="id1" draw:layer="layout" svg:width="6.502cm" svg:height="1.449cm" svg:x="21.701cm" svg:y="6.806cm">
          <text:p text:style-name="P1"><text:span text:style-name="T1">Возникли ли ошибки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type="line" svg:x1="24.952cm" svg:y1="-0.97cm" svg:x2="24.952cm" svg:y2="-0.488cm" draw:start-shape="id5" draw:start-glue-point="8" draw:end-shape="id6" draw:end-glue-point="0" svg:d="M24952-970v482" svg:viewBox="0 0 1 483">
          <text:p/>
        </draw:connector>
        <draw:connector draw:style-name="gr2" draw:text-style-name="P3" draw:layer="layout" draw:type="line" svg:x1="24.952cm" svg:y1="0.703cm" svg:x2="24.953cm" svg:y2="1.48cm" draw:start-shape="id6" draw:start-glue-point="2" draw:end-shape="id2" draw:end-glue-point="4" svg:d="M24952 703l1 777" svg:viewBox="0 0 2 778">
          <text:p/>
        </draw:connector>
        <draw:connector draw:style-name="gr2" draw:text-style-name="P3" draw:layer="layout" draw:type="line" svg:x1="24.953cm" svg:y1="2.255cm" svg:x2="24.952cm" svg:y2="2.765cm" draw:start-shape="id2" draw:start-glue-point="6" draw:end-shape="id7" draw:end-glue-point="0" svg:d="M24953 2255l-1 510" svg:viewBox="0 0 2 511">
          <text:p/>
        </draw:connector>
        <draw:connector draw:style-name="gr2" draw:text-style-name="P3" draw:layer="layout" draw:type="line" svg:x1="24.952cm" svg:y1="6.146cm" svg:x2="24.952cm" svg:y2="6.806cm" draw:start-shape="id4" draw:start-glue-point="2" draw:end-shape="id1" draw:end-glue-point="4" svg:d="M24952 6146v660" svg:viewBox="0 0 1 661">
          <text:p/>
        </draw:connector>
        <draw:custom-shape draw:style-name="gr1" draw:text-style-name="P2" xml:id="id9" draw:id="id9" draw:layer="layout" svg:width="3.68cm" svg:height="0.75cm" svg:x="23.112cm" svg:y="14.78cm">
          <text:p text:style-name="P1"><text:span text:style-name="T1">конец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24.953cm" svg:y1="13.812cm" svg:x2="24.952cm" svg:y2="14.78cm" draw:start-shape="id8" draw:start-glue-point="2" draw:end-shape="id9" draw:end-glue-point="4" svg:d="M24953 13812l-1 968" svg:viewBox="0 0 2 969">
          <text:p/>
        </draw:connector>
        <draw:frame draw:style-name="gr5" draw:text-style-name="P4" draw:layer="layout" svg:width="1.75cm" svg:height="1.125cm" svg:x="21.262cm" svg:y="6.575cm">
          <draw:text-box>
            <text:p><text:span text:style-name="T4">Нет</text:span></text:p>
          </draw:text-box>
        </draw:frame>
        <draw:frame draw:style-name="gr5" draw:text-style-name="P4" draw:layer="layout" svg:width="1.75cm" svg:height="1.125cm" svg:x="24.957cm" svg:y="8.156cm">
          <draw:text-box>
            <text:p><text:span text:style-name="T4">Да</text:span></text:p>
          </draw:text-box>
        </draw:frame>
        <draw:custom-shape draw:style-name="gr3" draw:text-style-name="P2" xml:id="id7" draw:id="id7" draw:layer="layout" svg:width="5.82cm" svg:height="0.721cm" svg:x="22.042cm" svg:y="2.765cm">
          <text:p text:style-name="P1"><text:span text:style-name="T1">Найти все узлы уровня </text:span><text:span text:style-name="T2">i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24.952cm" svg:y1="3.486cm" svg:x2="24.952cm" svg:y2="4.015cm" draw:start-shape="id7" draw:start-glue-point="2" draw:end-shape="id4" draw:end-glue-point="0" svg:d="M24952 3486v529" svg:viewBox="0 0 1 530">
          <text:p/>
        </draw:connector>
        <draw:custom-shape draw:style-name="gr6" draw:text-style-name="P2" xml:id="id6" draw:id="id6" draw:layer="layout" svg:width="5.82cm" svg:height="1.191cm" svg:x="22.042cm" svg:y="-0.488cm">
          <text:p text:style-name="P1"><text:span text:style-name="T1">Сортировка модулей и анализ иерархии ФКТ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10" draw:id="id10" draw:layer="layout" svg:width="0.865cm" svg:height="2.335cm" svg:x="28.797cm" svg:y="-1.06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onnector draw:style-name="gr8" draw:text-style-name="P3" draw:layer="layout" draw:type="line" svg:x1="27.862cm" svg:y1="0.107cm" svg:x2="28.797cm" svg:y2="0.103cm" draw:start-shape="id6" draw:start-glue-point="1" draw:end-shape="id10" draw:end-glue-point="5" svg:d="M27862 107l935-4" svg:viewBox="0 0 936 5">
          <text:p/>
        </draw:connector>
        <draw:custom-shape draw:style-name="gr9" draw:text-style-name="P1" draw:layer="layout" svg:width="3.045cm" svg:height="1.915cm" svg:x="29.037cm" svg:y="-0.83cm">
          <text:p text:style-name="P1">N уровней, </text:p>
          <text:p text:style-name="P1">N=0 — верхний</text:p>
          <draw:enhanced-geometry svg:viewBox="0 0 21600 21600" draw:type="rectangle" draw:enhanced-path="M 0 0 L 21600 0 21600 21600 0 21600 0 0 Z N"/>
        </draw:custom-shape>
        <draw:custom-shape draw:style-name="gr10" draw:text-style-name="P1" xml:id="id3" draw:id="id3" draw:layer="layout" svg:width="6.095cm" svg:height="1.38cm" svg:x="21.902cm" svg:y="9.035cm">
          <text:p text:style-name="P1">Запрос к ЧО на </text:p>
          <text:p text:style-name="P1">исправление ошибок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1" draw:text-style-name="P3" draw:layer="layout" draw:type="line" svg:x1="24.952cm" svg:y1="8.255cm" svg:x2="24.95cm" svg:y2="9.035cm" draw:start-shape="id1" draw:start-glue-point="6" draw:end-shape="id3" draw:end-glue-point="5" svg:d="M24952 8255l-2 780" svg:viewBox="0 0 3 781">
          <text:p/>
        </draw:connector>
        <draw:custom-shape draw:style-name="gr3" draw:text-style-name="P2" xml:id="id8" draw:id="id8" draw:layer="layout" svg:width="5.725cm" svg:height="1.661cm" svg:x="22.091cm" svg:y="12.151cm">
          <text:p text:style-name="P1"><text:span text:style-name="T1">Сохранение текущей конфигурации</text:span></text:p>
          <text:p text:style-name="P1"><text:span text:style-name="T1"><text:s/></text:span><text:span text:style-name="T1">НГВ и МВ</text:span>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draw:line-skew="0cm 1.091cm" svg:x1="27.695cm" svg:y1="1.868cm" svg:x2="24.953cm" svg:y2="12.151cm" draw:start-shape="id2" draw:start-glue-point="7" draw:end-shape="id8" draw:end-glue-point="0" svg:d="M27695 1868h501v6426h-3243v3857" svg:viewBox="0 0 3244 10284">
          <text:p/>
        </draw:connector>
        <draw:custom-shape draw:style-name="gr12" draw:text-style-name="P1" draw:layer="layout" svg:width="6.37cm" svg:height="2.21cm" svg:x="4.38cm" svg:y="13.75cm">
          <text:p text:style-name="P1">OPEN-OASIS </text:p>
          <text:p text:style-name="P1">Xml</text:p>
          <text:p text:style-name="P1">Hash(N)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3" draw:text-style-name="P1" xml:id="id12" draw:id="id12" draw:layer="layout" svg:width="4.725cm" svg:height="1.865cm" svg:x="5.079cm" svg:y="0.6cm">
          <text:p text:style-name="P1">Get log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3" draw:text-style-name="P1" xml:id="id11" draw:id="id11" draw:layer="layout" svg:width="4.725cm" svg:height="1.865cm" svg:x="4.695cm" svg:y="17.532cm">
          <text:p text:style-name="P1">Zipped</text:p>
          <text:p text:style-name="P1">OPEN-OASI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4" draw:text-style-name="P5" draw:layer="layout" svg:width="2.11cm" svg:height="1.985cm" svg:x="11.22cm" svg:y="8.1cm">
          <draw:text-box>
            <text:p/>
          </draw:text-box>
        </draw:frame>
        <draw:connector draw:style-name="gr15" draw:text-style-name="P3" draw:layer="layout" svg:x1="7.057cm" svg:y1="16.855cm" svg:x2="7.057cm" svg:y2="17.532cm" draw:end-shape="id11" svg:d="M7057 16855v677" svg:viewBox="0 0 1 678">
          <text:p/>
        </draw:connector>
        <draw:custom-shape draw:style-name="gr16" draw:text-style-name="P1" draw:layer="layout" svg:width="6.75cm" svg:height="1.25cm" svg:x="4cm" svg:y="10.25cm">
          <text:p text:style-name="P1">For every log line: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7" draw:text-style-name="P1" draw:layer="layout" svg:width="5.5cm" svg:height="2cm" svg:x="2.75cm" svg:y="8.5cm">
          <text:p text:style-name="P1">Failed passwor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8" draw:text-style-name="P3" draw:layer="layout" svg:x1="7.442cm" svg:y1="2.465cm" svg:x2="7.625cm" svg:y2="3.6cm" draw:start-shape="id12" draw:start-glue-point="7" draw:end-shape="id13" draw:end-glue-point="5" svg:d="M7442 2465v568h183v567" svg:viewBox="0 0 184 1136">
          <text:p/>
        </draw:connector>
        <draw:custom-shape draw:style-name="gr19" draw:text-style-name="P1" xml:id="id13" draw:id="id13" draw:layer="layout" svg:width="4.25cm" svg:height="1.75cm" svg:x="5.5cm" svg:y="3.6cm">
          <text:p text:style-name="P1">Set databas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Обычный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рисунки_25_20диссера" style:display-name="рисунки%20диссера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2-11-26T17:47:19</meta:creation-date>
    <meta:editing-duration>PT7H38M52S</meta:editing-duration>
    <meta:editing-cycles>23</meta:editing-cycles>
    <meta:generator>LibreOffice/7.0.3.1$Linux_X86_64 LibreOffice_project/d7547858d014d4cf69878db179d326fc3483e082</meta:generator>
    <dc:title>рисунки диссера</dc:title>
    <dc:date>2021-02-22T15:45:47.649307000</dc:date>
    <meta:document-statistic meta:object-count="33"/>
    <meta:template xlink:type="simple" xlink:actuate="onRequest" xlink:title="рисунки диссера" xlink:href="../../../../zbox/yandex/worktime/.config/libreoffice/3/user/template/рисунки%20диссера.otg" meta:date="2012-11-26T17:47:18"/>
  </office:meta>
</office:document-meta>
</file>